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AsyncTests.proxying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BeanWithExecutorQualifiedByName.work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WithInterfac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stomExecutorBean.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figWithMockito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findOnInterface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ExecutorBeanConfig.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xecutorConfig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WithExecutorQualifiedByExpressionOrPlaceholder.myWork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findOnInterfaceWithInterfac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BeanWithExecutorQualifiedByName.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xecutorBean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customExecut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pectJAsyncAnnotation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aspectModeAspectJAttemptsToRegisterAsync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ExecutorBeanConfig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WithExecutorQualifiedByExpressionOrPlaceholder.fallBackToDefaul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xecutorBeanConfig.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WithExecutorQualifiedByNameConfig.other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PostProcessor.postProcessBefore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BeanWithExecutorQualifiedByName.work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customExecutorConfigWith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yncBean.getThreadOf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.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customExecuto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BeanUser.AsyncBeanUser( AsyncBean async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949ConfigA.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AsyncBean.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yncWithExecutorQualifiedByExpression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customExecutorBeanConfigWith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14949ConfigA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WithExecutorQualifiedByExpressionConfig.myExecuto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xecutorBean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WithExecutorQualifiedByNameConfig.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exceptionThrownWithBeanNotOfRequiredTypeRoo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xecutorBeanConfig.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asyncProcessorIsOrderedLowestPrecedenc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ExecutorConfig.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AsyncTests.properExceptionForExistingProxyDependency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14949ConfigB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customAsyncAnnotationIsPropaga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ableAsyncTests.withAsyncBeanWithExecutorQualified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kProxyConfiguration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xecutorConfig.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949ConfigB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WithExecutorQualifiedByName.work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orderAttributeIsPropa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14949ConfigB.getAsync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Service.getThreadOf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withAsyncBeanWithExecutorQualifiedByExpressionOrPlaceh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serConfiguration.user( AsyncBeanWithInterface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.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BeanUser.get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properExceptionForResolvedProxyDependency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14949ConfigA.get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WithExecutorQualifiedByExpressionConfig.myExecuto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Service.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xecutor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Async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WithExecutorQualifiedByNameConfig.async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AsyncTests.customExecutorBea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ableAsyncTests.proxyingOccursWithMockito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BeanWithExecutorQualifiedByExpressionOrPlaceholder.myWork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